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1.9327083333333cm"/>
    </style:style>
    <style:style style:name="co3" style:family="table-column">
      <style:table-column-properties fo:break-before="auto" style:column-width="19.6320833333333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4" table:number-columns-repeated="16371" table:default-cell-style-name="ce1"/>
        <table:table-row table:style-name="ro1">
          <table:table-cell office:value-type="date" office:date-value="2018-02-21T00:00:00" table:style-name="ce2">
            <text:p>21-02-18</text:p>
          </table:table-cell>
          <table:table-cell office:value-type="string" table:style-name="ce1">
            <text:p>Sodex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ummer</text:p>
          </table:table-cell>
          <table:table-cell office:value-type="string" table:style-name="ce4">
            <text:p>Test</text:p>
          </table:table-cell>
          <table:table-cell office:value-type="string" table:style-name="ce3">
            <text:p>Result</text:p>
          </table:table-cell>
          <table:table-cell office:value-type="string" table:style-name="ce4">
            <text:p>Goed/Fout</text:p>
          </table:table-cell>
          <table:table-cell table:number-columns-repeated="8" table:style-name="ce4"/>
          <table:table-cell table:style-name="ce5"/>
          <table:table-cell table:number-columns-repeated="16371"/>
        </table:table-row>
        <table:table-row table:style-name="ro1">
          <table:table-cell office:value-type="float" office:value="1.1000000000000001" table:style-name="ce6">
            <text:p>1.1</text:p>
          </table:table-cell>
          <table:table-cell office:value-type="string" table:style-name="ce1">
            <text:p>boven in de catogerieen en in het midden van de pagina het vuurwerk</text:p>
          </table:table-cell>
          <table:table-cell office:value-type="string" table:style-name="ce6">
            <text:p>Is allemaal zichtbaar op de juiste plek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1.2" table:style-name="ce6">
            <text:p>1.2</text:p>
          </table:table-cell>
          <table:table-cell office:value-type="string" table:style-name="ce1">
            <text:p>laat foto's zien bij het vuurwerk</text:p>
          </table:table-cell>
          <table:table-cell office:value-type="string" table:style-name="ce6">
            <text:p>alle foto's worden weergegeven bij het vuurwerk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2.1" table:style-name="ce6">
            <text:p>2.1</text:p>
          </table:table-cell>
          <table:table-cell office:value-type="string" table:style-name="ce1">
            <text:p>er zijn 2 categorieen knalvuurwerk en siervuurwerk</text:p>
          </table:table-cell>
          <table:table-cell office:value-type="string" table:style-name="ce6">
            <text:p>er zijn 2 categorien:, knalvuurwerk, siervuurwerk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2.2000000000000002" table:style-name="ce6">
            <text:p>2.2</text:p>
          </table:table-cell>
          <table:table-cell office:value-type="string" table:style-name="ce1">
            <text:p>laat ook een beschrijving zien</text:p>
          </table:table-cell>
          <table:table-cell office:value-type="string" table:style-name="ce6">
            <text:p>beschrijving is er bij elk product te zien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3.1" table:style-name="ce6">
            <text:p>3.1</text:p>
          </table:table-cell>
          <table:table-cell office:value-type="string" table:style-name="ce1">
            <text:p>bij categorien staan er 3 verschillende assortimenten</text:p>
          </table:table-cell>
          <table:table-cell office:value-type="string" table:style-name="ce6">
            <text:p>als je over categorien hovert op de pagina krijg je 3 assortimenten te zien: knal, sier, totaal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3.2" table:style-name="ce6">
            <text:p>3.2</text:p>
          </table:table-cell>
          <table:table-cell office:value-type="string" table:style-name="ce1">
            <text:p>categorie is klikbaar</text:p>
          </table:table-cell>
          <table:table-cell office:value-type="string" table:style-name="ce6">
            <text:p>is klikbaar maar er staat een fout in de code, ik krijg een syntax error over de producten die opgevraagd worden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4.0999999999999996" table:style-name="ce6">
            <text:p>4.1</text:p>
          </table:table-cell>
          <table:table-cell office:value-type="string" table:style-name="ce1">
            <text:p>knalvuurwerk heeft 3 producten</text:p>
          </table:table-cell>
          <table:table-cell office:value-type="string" table:style-name="ce6">
            <text:p>klopt, maar ik kan niet bij die pagina komen ivm hetzelfde probleem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4.2" table:style-name="ce6">
            <text:p>4.2</text:p>
          </table:table-cell>
          <table:table-cell office:value-type="string" table:style-name="ce1">
            <text:p>er staan beschrijving, naam, prijs en categorie bij knal</text:p>
          </table:table-cell>
          <table:table-cell office:value-type="string" table:style-name="ce6">
            <text:p>nee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5.0999999999999996" table:style-name="ce6">
            <text:p>5.1</text:p>
          </table:table-cell>
          <table:table-cell office:value-type="string" table:style-name="ce1">
            <text:p>siervuurwerk heeft 3 producten</text:p>
          </table:table-cell>
          <table:table-cell office:value-type="string" table:style-name="ce6">
            <text:p>zeflde weergave probleem bij pagina filterd op siervuurwerk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5.2" table:style-name="ce6">
            <text:p>5.2</text:p>
          </table:table-cell>
          <table:table-cell office:value-type="string" table:style-name="ce1">
            <text:p>er staan beschrijving, naam, prijs en categorie bij sier</text:p>
          </table:table-cell>
          <table:table-cell office:value-type="string" table:style-name="ce6">
            <text:p>nee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6.1" table:style-name="ce6">
            <text:p>6.1</text:p>
          </table:table-cell>
          <table:table-cell office:value-type="string" table:style-name="ce1">
            <text:p>database is geconnect aan de website</text:p>
          </table:table-cell>
          <table:table-cell office:value-type="string" table:style-name="ce6">
            <text:p>klopt, de database is verbonden met de website</text:p>
          </table:table-cell>
          <table:table-cell office:value-type="string" table:style-name="ce1">
            <text:p>Y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style-name="ro1">
          <table:table-cell office:value-type="float" office:value="6.2" table:style-name="ce6">
            <text:p>6.2</text:p>
          </table:table-cell>
          <table:table-cell office:value-type="string" table:style-name="ce1">
            <text:p>als je producten toevoegt aan de database komt het op de website</text:p>
          </table:table-cell>
          <table:table-cell office:value-type="string" table:style-name="ce6">
            <text:p>werkte niet, heeft waarschijnlijk te maken met een fout in de code</text:p>
          </table:table-cell>
          <table:table-cell office:value-type="string" table:style-name="ce1">
            <text:p>N</text:p>
          </table:table-cell>
          <table:table-cell table:number-columns-repeated="8" table:style-name="ce1"/>
          <table:table-cell table:style-name="ce7"/>
          <table:table-cell table:number-columns-repeated="16371"/>
        </table:table-row>
        <table:table-row table:number-rows-repeated="3" table:style-name="ro1">
          <table:table-cell table:style-name="ce6"/>
          <table:table-cell table:style-name="ce1"/>
          <table:table-cell table:style-name="ce6"/>
          <table:table-cell table:number-columns-repeated="9" table:style-name="ce1"/>
          <table:table-cell table:style-name="ce7"/>
          <table:table-cell table:number-columns-repeated="16371"/>
        </table:table-row>
        <table:table-row table:style-name="ro1">
          <table:table-cell table:style-name="ce8"/>
          <table:table-cell table:style-name="ce9"/>
          <table:table-cell table:style-name="ce8"/>
          <table:table-cell table:number-columns-repeated="9" table:style-name="ce9"/>
          <table:table-cell table:style-name="ce10"/>
          <table:table-cell table:number-columns-repeated="16371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ay doorneveld</meta:initial-creator>
    <dc:creator>Milan Gupta Laptop</dc:creator>
    <meta:creation-date>2018-02-21T14:24:27Z</meta:creation-date>
    <dc:date>2018-02-23T10:50:56Z</dc:date>
    <meta:editing-cycles>1</meta:editing-cycles>
    <meta:editing-duration>PT763S</meta:editing-duration>
  </office:meta>
</office:document-meta>
</file>